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780000008EB1EF438AF3ABDDFE.png" manifest:media-type="image/png"/>
  <manifest:file-entry manifest:full-path="Pictures/10000201000000FA000000FA17AF5A8BFCF07547.png" manifest:media-type="image/png"/>
  <manifest:file-entry manifest:full-path="Pictures/10000201000000C8000000C8C40E89A9003C2FA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ejaVu Sans" fo:font-size="54pt" officeooo:rsid="000fea75" officeooo:paragraph-rsid="000fea75" style:font-size-asian="54pt" style:font-size-complex="54pt"/>
    </style:style>
    <style:style style:name="P2" style:family="paragraph" style:parent-style-name="Standard">
      <style:paragraph-properties fo:text-align="center" style:justify-single-word="false"/>
      <style:text-properties style:font-name="DejaVu Sans" fo:font-size="40pt" officeooo:rsid="000fea75" officeooo:paragraph-rsid="000fea75" style:font-size-asian="40pt" style:font-size-complex="40pt"/>
    </style:style>
    <style:style style:name="P3" style:family="paragraph" style:parent-style-name="Standard">
      <style:paragraph-properties fo:text-align="center" style:justify-single-word="false"/>
      <style:text-properties style:font-name="DejaVu Sans" fo:font-size="36pt" officeooo:rsid="001240ff" officeooo:paragraph-rsid="001240ff" style:font-size-asian="36pt" style:font-size-complex="36pt"/>
    </style:style>
    <style:style style:name="P4" style:family="paragraph" style:parent-style-name="Standard">
      <style:paragraph-properties fo:text-align="center" style:justify-single-word="false"/>
      <style:text-properties style:font-name="DejaVu Sans" fo:font-size="16pt" officeooo:rsid="000fea75" officeooo:paragraph-rsid="000fea75" style:font-size-asian="16pt" style:font-size-complex="16pt"/>
    </style:style>
    <style:style style:name="P5" style:family="paragraph" style:parent-style-name="Standard">
      <style:paragraph-properties fo:text-align="center" style:justify-single-word="false"/>
      <style:text-properties style:font-name="DejaVu Sans" fo:font-size="32pt" officeooo:rsid="001240ff" officeooo:paragraph-rsid="001240ff" style:font-size-asian="32pt" style:font-size-complex="32pt"/>
    </style:style>
    <style:style style:name="T1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3">Voeg je toe aan de Facebook groep:</text:p>
      <text:p text:style-name="P3"/>
      <text:p text:style-name="P5"><text:s/>‘<text:span text:style-name="T1">1Ba Informatica 2019-2020’</text:span></text:p>
      <text:p text:style-name="P1"/>
      <text:p text:style-name="P1"><draw:frame draw:style-name="fr1" draw:name="Image2" text:anchor-type="char" svg:width="3.498in" svg:height="3.3016in" draw:z-index="2"><draw:image xlink:href="Pictures/10000201000000C8000000C8C40E89A9003C2FAC.png" xlink:type="simple" xlink:show="embed" xlink:actuate="onLoad" loext:mime-type="image/png"/></draw:frame></text:p>
      <text:p text:style-name="P1"/>
      <text:p text:style-name="P1"/>
      <text:p text:style-name="P2"/>
      <text:p text:style-name="P1"/>
      <text:p text:style-name="P4"><draw:frame draw:style-name="fr2" draw:name="Image1" text:anchor-type="paragraph" svg:x="-0.402in" svg:y="0.428in" svg:width="1.5035in" svg:height="1.4744in" draw:z-index="0"><draw:image xlink:href="Pictures/10000201000000FA000000FA17AF5A8BFCF07547.png" xlink:type="simple" xlink:show="embed" xlink:actuate="onLoad" loext:mime-type="image/png"/></draw:frame><draw:frame draw:style-name="fr2" draw:name="Image3" text:anchor-type="paragraph" svg:x="5.3902in" svg:y="0.5055in" svg:width="1.25in" svg:height="1.3772in" draw:z-index="1"><draw:image xlink:href="Pictures/10000201000000780000008EB1EF438AF3ABDDFE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B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nl" fo:country="B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8-01T09:20:09.311557169</meta:creation-date>
    <dc:date>2020-09-13T19:10:18.213178468</dc:date>
    <meta:editing-duration>PT13M19S</meta:editing-duration>
    <meta:editing-cycles>5</meta:editing-cycles>
    <meta:generator>LibreOffice/6.4.5.2$Linux_X86_64 LibreOffice_project/40$Build-2</meta:generator>
    <meta:print-date>2019-09-23T20:06:38.124367346</meta:print-date>
    <meta:document-statistic meta:table-count="0" meta:image-count="3" meta:object-count="0" meta:page-count="1" meta:paragraph-count="2" meta:word-count="10" meta:character-count="62" meta:non-whitespace-character-count="53"/>
  </office:meta>
</office:document-meta>
</file>